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2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6.6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1.79pt"/>
    </style:style>
    <style:style style:name="co8" style:family="table-column">
      <style:table-column-properties fo:break-before="auto" style:column-width="125.6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995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995"/>
        </table:table-row>
        <table:table-row table:style-name="ro1">
          <table:table-cell table:style-name="ce2"/>
          <table:table-cell table:style-name="ce6" office:value-type="string" calcext:value-type="string">
            <text:p>Put</text:p>
          </table:table-cell>
          <table:table-cell table:style-name="ce11" office:value-type="string" calcext:value-type="string">
            <text:p>..</text:p>
          </table:table-cell>
          <table:table-cell table:style-name="ce16" office:value-type="string" calcext:value-type="string">
            <text:p>Pool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get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body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compile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gmen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mou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profession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education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health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stadium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pecial</text:p>
          </table:table-cell>
          <table:table-cell table:style-name="ce28" office:value-type="string" calcext:value-type="string">
            <text:p>.</text:p>
          </table:table-cell>
          <table:table-cell table:style-name="ce39" office:value-type="string" calcext:value-type="string">
            <text:p>volley</text:p>
          </table:table-cell>
          <table:table-cell table:style-name="ce2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Together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oler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o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s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eeth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ena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gramm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strok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estiv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ility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ariet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Muc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Metri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d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la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lig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g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yout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ph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ardiac arres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yrup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osition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ersatilit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For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Feat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utomat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kbo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ver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u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arrie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ynta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eart fail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lim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asoning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ocabular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Cylinder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C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text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a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ku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a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ee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ni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emist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chronic disor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zym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ewellery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rtuall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Format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iel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es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ri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p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workin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hemat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tress obes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te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irectory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ulnerabl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Linked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Len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pe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racter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wi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id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a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mateu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aker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sion impairmen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xchan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quotation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brantl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With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Wind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ug-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g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di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medi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hysics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organ expans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a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gion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erball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Equal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Entr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u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ynchron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men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p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wbi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iology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bdominal pa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eam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pid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erif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Security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Sett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firm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ai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issu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per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raf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vir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mory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ce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isuall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Caus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Ca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umeric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nalysi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tic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oup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ons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dvocat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ar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jaundice fev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pplicat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ctivity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gilantl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Right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Roo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lenda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aliv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portsm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inus infectio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of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ir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ar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Band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calis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au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hou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w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roa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housewif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ok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gallbladder inflamma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r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eight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scosit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ari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bscrip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vers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ltoi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v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nnel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r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are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gricul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ain tumou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vata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ill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elocit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Size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e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erbo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chan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lbow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x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d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thyroi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rti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nufacturing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erpes dise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che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acanc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Story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Stora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ustri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ecif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k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pituitar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echi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frastructu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ody canc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a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alarm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oluntar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Real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Ro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unction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or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tin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mpor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tri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anch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journalism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V positiv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as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ing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sionar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Spa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fessi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ter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ynam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por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ndrit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execu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aw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ed so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ca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y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anit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In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Inst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cu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n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uscl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e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riv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aterial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sthma condit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brus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hang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ctor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Expression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Ent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hronolog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su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m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uplicat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v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ilo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v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Alzheimer's cel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mmand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int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ocationall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Double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Do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ata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il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on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t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appendix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am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gist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neumonia antibiotic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yp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ange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ariabl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Style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Spo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rd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av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li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ju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histo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ronchitis bacteria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lock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number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iabilit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Per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Par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ngua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kne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ver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serv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un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acult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dicine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viral syndrom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rainbow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root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olatilit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Machine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Mas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ppor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ocu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que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nsform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kidne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octor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elivery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oma relativ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fon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ne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isibilit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Such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ss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que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nj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oces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elani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engin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alculu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pilepsy unknow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weath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tent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er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1"/>
          <table:table-cell table:style-name="ce7" office:value-type="string" calcext:value-type="string">
            <text:p>A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Ag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nemo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al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y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marr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echa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atrix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lectric shoc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iniatur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ercent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validity</text:p>
          </table:table-cell>
          <table:table-cell table:style-name="ce1"/>
          <table:table-cell table:number-columns-repeated="995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Dis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urc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id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g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er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ip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manag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et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ulcer tissu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generato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ignature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vitality</text:p>
          </table:table-cell>
          <table:table-cell table:style-name="ce3"/>
          <table:table-cell table:number-columns-repeated="995"/>
        </table:table-row>
        <table:table-row table:style-name="ro1">
          <table:table-cell table:style-name="ce4"/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::.</text:p>
          </table:table-cell>
          <table:table-cell table:style-name="ce18" office:value-type="string" calcext:value-type="string">
            <text:p>Bench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da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night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structur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logic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tyl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organ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intelligence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technique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issu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pavilion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essential</text:p>
          </table:table-cell>
          <table:table-cell table:style-name="ce30" office:value-type="string" calcext:value-type="string">
            <text:p>.</text:p>
          </table:table-cell>
          <table:table-cell table:style-name="ce42" office:value-type="string" calcext:value-type="string">
            <text:p>valley</text:p>
          </table:table-cell>
          <table:table-cell table:style-name="ce4"/>
          <table:table-cell table:number-columns-repeated="995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9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99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6" meta:object-count="0"/>
    <meta:generator>LibreOfficeDev/6.0.5.2$Linux_X86_64 LibreOffice_project/</meta:generator>
  </office:meta>
</office:document-meta>
</file>